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01in"/>
    </style:style>
    <style:style style:name="co3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948in"/>
    </style:style>
    <style:style style:name="co6" style:family="table-column">
      <style:table-column-properties fo:break-before="auto" style:column-width="0.8272in"/>
    </style:style>
    <style:style style:name="co7" style:family="table-column">
      <style:table-column-properties fo:break-before="auto" style:column-width="1.2402in"/>
    </style:style>
    <style:style style:name="co8" style:family="table-column">
      <style:table-column-properties fo:break-before="auto" style:column-width="1.5126in"/>
    </style:style>
    <style:style style:name="co9" style:family="table-column">
      <style:table-column-properties fo:break-before="auto" style:column-width="0.1193in"/>
    </style:style>
    <style:style style:name="co10" style:family="table-column">
      <style:table-column-properties fo:break-before="auto" style:column-width="3.2543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number-columns-repeated="3"/>
          <table:table-cell table:number-columns-repeated="3" office:value-type="string">
            <text:p>(mm)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point to track</text:p>
          </table:table-cell>
          <table:table-cell office:value-type="string">
            <text:p>notes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3"/>
          <table:table-cell table:style-name="ce2" office:value-type="string">
            <text:p>Foot 2</text:p>
          </table:table-cell>
          <table:table-cell table:number-columns-repeated="3"/>
          <table:table-cell table:style-name="ce2" office:value-type="string">
            <text:p>Foot 1</text:p>
          </table:table-cell>
          <table:table-cell table:number-columns-repeated="3"/>
          <table:table-cell table:style-name="ce3" office:value-type="string">
            <text:p>IK algorithm</text:p>
          </table:table-cell>
        </table:table-row>
        <table:table-row table:style-name="ro2">
          <table:table-cell/>
          <table:table-cell office:value-type="string">
            <text:p>origin</text:p>
          </table:table-cell>
          <table:table-cell office:value-type="string">
            <text:p>centre of body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style-name="ce3" office:value-type="string">
            <text:p>Leg 2</text:p>
          </table:table-cell>
          <table:table-cell table:style-name="ce4"/>
          <table:table-cell table:style-name="ce3" office:value-type="string">
            <text:p>Leg 1</text:p>
          </table:table-cell>
          <table:table-cell/>
          <table:table-cell office:value-type="string">
            <text:p>body dimensions (mm)</text:p>
          </table:table-cell>
          <table:table-cell office:value-type="string">
            <text:p>(joint to joint)</text:p>
          </table:table-cell>
          <table:table-cell table:style-name="ce6"/>
          <table:table-cell table:style-name="ce3" office:value-type="string">
            <text:p>set origin position to required location</text:p>
          </table:table-cell>
        </table:table-row>
        <table:table-row table:style-name="ro2">
          <table:table-cell/>
          <table:table-cell office:value-type="string">
            <text:p>Leg 1</text:p>
          </table:table-cell>
          <table:table-cell office:value-type="string">
            <text:p>first pivot on each leg</text:p>
          </table:table-cell>
          <table:table-cell table:formula="of:=[.$D$3]+([.$P$4]/2)" office:value-type="float" office:value="97.5">
            <text:p>97.5</text:p>
          </table:table-cell>
          <table:table-cell table:formula="of:=[.$E$3]+([.$P$5]/2)" office:value-type="float" office:value="88.5">
            <text:p>88.5</text:p>
          </table:table-cell>
          <table:table-cell table:formula="of:=[.$F$3]+(-([.$P$6]/2))" office:value-type="float" office:value="-25">
            <text:p>-25</text:p>
          </table:table-cell>
          <table:table-cell table:number-columns-repeated="4"/>
          <table:table-cell table:style-name="ce4" table:number-columns-repeated="3"/>
          <table:table-cell/>
          <table:table-cell office:value-type="string">
            <text:p>width</text:p>
          </table:table-cell>
          <table:table-cell office:value-type="float" office:value="195">
            <text:p>195</text:p>
          </table:table-cell>
          <table:table-cell/>
          <table:table-cell table:style-name="ce3" office:value-type="string">
            <text:p>update leg and feet positions</text:p>
          </table:table-cell>
        </table:table-row>
        <table:table-row table:style-name="ro2">
          <table:table-cell/>
          <table:table-cell office:value-type="string">
            <text:p>Leg 2</text:p>
          </table:table-cell>
          <table:table-cell office:value-type="string">
            <text:p>first pivot on each leg</text:p>
          </table:table-cell>
          <table:table-cell table:formula="of:=[.$D$3]+((-[.$P$4])/2)" office:value-type="float" office:value="-97.5">
            <text:p>-97.5</text:p>
          </table:table-cell>
          <table:table-cell table:formula="of:=[.$E$3]+([.$P$5]/2)" office:value-type="float" office:value="88.5">
            <text:p>88.5</text:p>
          </table:table-cell>
          <table:table-cell table:formula="of:=[.$F$3]+(-([.$P$6]/2))" office:value-type="float" office:value="-25">
            <text:p>-25</text:p>
          </table:table-cell>
          <table:table-cell table:number-columns-repeated="4"/>
          <table:table-cell table:style-name="ce4" table:number-columns-repeated="3"/>
          <table:table-cell/>
          <table:table-cell office:value-type="string">
            <text:p>height</text:p>
          </table:table-cell>
          <table:table-cell office:value-type="float" office:value="177">
            <text:p>177</text:p>
          </table:table-cell>
          <table:table-cell/>
          <table:table-cell table:style-name="ce3" office:value-type="string">
            <text:p>solve each leg in turn, 3 joints from start point to </text:p>
          </table:table-cell>
        </table:table-row>
        <table:table-row table:style-name="ro2">
          <table:table-cell/>
          <table:table-cell office:value-type="string">
            <text:p>Leg 3</text:p>
          </table:table-cell>
          <table:table-cell office:value-type="string">
            <text:p>first pivot on each leg</text:p>
          </table:table-cell>
          <table:table-cell table:formula="of:=[.$D$3]+([.$P$4]/2)" office:value-type="float" office:value="97.5">
            <text:p>97.5</text:p>
          </table:table-cell>
          <table:table-cell table:formula="of:=[.$E$3]" office:value-type="float" office:value="0">
            <text:p>0</text:p>
          </table:table-cell>
          <table:table-cell table:formula="of:=[.$F$3]+(-([.$P$6]/2))" office:value-type="float" office:value="-25">
            <text:p>-25</text:p>
          </table:table-cell>
          <table:table-cell table:number-columns-repeated="4"/>
          <table:table-cell table:style-name="ce4" table:number-columns-repeated="3"/>
          <table:table-cell/>
          <table:table-cell office:value-type="string">
            <text:p>Depth (widest point on first leg joint)</text:p>
          </table:table-cell>
          <table:table-cell office:value-type="float" office:value="50">
            <text:p>50</text:p>
          </table:table-cell>
          <table:table-cell/>
          <table:table-cell table:style-name="ce3" office:value-type="string">
            <text:p>end point (per leg basis? Or universal function)</text:p>
          </table:table-cell>
        </table:table-row>
        <table:table-row table:style-name="ro2">
          <table:table-cell/>
          <table:table-cell office:value-type="string">
            <text:p>Leg 4</text:p>
          </table:table-cell>
          <table:table-cell office:value-type="string">
            <text:p>first pivot on each leg</text:p>
          </table:table-cell>
          <table:table-cell table:formula="of:=[.$D$3]+((-[.$P$4])/2)" office:value-type="float" office:value="-97.5">
            <text:p>-97.5</text:p>
          </table:table-cell>
          <table:table-cell table:formula="of:=[.$E$3]" office:value-type="float" office:value="0">
            <text:p>0</text:p>
          </table:table-cell>
          <table:table-cell table:formula="of:=[.$F$3]+(-([.$P$6]/2))" office:value-type="float" office:value="-25">
            <text:p>-25</text:p>
          </table:table-cell>
          <table:table-cell table:number-columns-repeated="4"/>
          <table:table-cell table:style-name="ce4" table:number-columns-repeated="3"/>
          <table:table-cell/>
          <table:table-cell office:value-type="string">
            <text:p>coxa length</text:p>
          </table:table-cell>
          <table:table-cell office:value-type="float" office:value="50">
            <text:p>50</text:p>
          </table:table-cell>
          <table:table-cell/>
          <table:table-cell table:style-name="ce3" office:value-type="string">
            <text:p>check sanity of computed angles etc</text:p>
          </table:table-cell>
        </table:table-row>
        <table:table-row table:style-name="ro2">
          <table:table-cell/>
          <table:table-cell office:value-type="string">
            <text:p>Leg 5</text:p>
          </table:table-cell>
          <table:table-cell office:value-type="string">
            <text:p>first pivot on each leg</text:p>
          </table:table-cell>
          <table:table-cell table:formula="of:=[.$D$3]+([.$P$4]/2)" office:value-type="float" office:value="97.5">
            <text:p>97.5</text:p>
          </table:table-cell>
          <table:table-cell table:formula="of:=[.$E$3]+(-([.$P$5]/2))" office:value-type="float" office:value="-88.5">
            <text:p>-88.5</text:p>
          </table:table-cell>
          <table:table-cell table:formula="of:=[.$F$3]+(-([.$P$6]/2))" office:value-type="float" office:value="-25">
            <text:p>-25</text:p>
          </table:table-cell>
          <table:table-cell table:number-columns-repeated="3"/>
          <table:table-cell table:style-name="ce2" office:value-type="string">
            <text:p>Foot 4</text:p>
          </table:table-cell>
          <table:table-cell table:style-name="ce3" office:value-type="string">
            <text:p>Leg 4</text:p>
          </table:table-cell>
          <table:table-cell table:style-name="ce5" office:value-type="string">
            <text:p>origin</text:p>
          </table:table-cell>
          <table:table-cell table:style-name="ce3" office:value-type="string">
            <text:p>Leg 3</text:p>
          </table:table-cell>
          <table:table-cell table:style-name="ce2" office:value-type="string">
            <text:p>Foot 3</text:p>
          </table:table-cell>
          <table:table-cell office:value-type="string">
            <text:p>femur length</text:p>
          </table:table-cell>
          <table:table-cell office:value-type="float" office:value="130">
            <text:p>130</text:p>
          </table:table-cell>
          <table:table-cell/>
          <table:table-cell table:style-name="ce3" office:value-type="string">
            <text:p>move servos to position (for now just move, then </text:p>
          </table:table-cell>
        </table:table-row>
        <table:table-row table:style-name="ro2">
          <table:table-cell/>
          <table:table-cell office:value-type="string">
            <text:p>Leg 6</text:p>
          </table:table-cell>
          <table:table-cell office:value-type="string">
            <text:p>first pivot on each leg</text:p>
          </table:table-cell>
          <table:table-cell table:formula="of:=[.$D$3]+((-[.$P$4])/2)" office:value-type="float" office:value="-97.5">
            <text:p>-97.5</text:p>
          </table:table-cell>
          <table:table-cell table:formula="of:=[.$E$3]+(-([.$P$5]/2))" office:value-type="float" office:value="-88.5">
            <text:p>-88.5</text:p>
          </table:table-cell>
          <table:table-cell table:formula="of:=[.$F$3]+(-([.$P$6]/2))" office:value-type="float" office:value="-25">
            <text:p>-25</text:p>
          </table:table-cell>
          <table:table-cell table:number-columns-repeated="4"/>
          <table:table-cell table:style-name="ce4" table:number-columns-repeated="3"/>
          <table:table-cell/>
          <table:table-cell office:value-type="string">
            <text:p>tibia length</text:p>
          </table:table-cell>
          <table:table-cell office:value-type="float" office:value="92">
            <text:p>92</text:p>
          </table:table-cell>
          <table:table-cell/>
          <table:table-cell table:style-name="ce3" office:value-type="string">
            <text:p>deal with speed/smoothness later)</text:p>
          </table:table-cell>
        </table:table-row>
        <table:table-row table:style-name="ro2">
          <table:table-cell table:number-columns-repeated="10"/>
          <table:table-cell table:style-name="ce4" table:number-columns-repeated="3"/>
          <table:table-cell table:number-columns-repeated="4"/>
          <table:table-cell table:style-name="ce3"/>
        </table:table-row>
        <table:table-row table:style-name="ro2">
          <table:table-cell office:value-type="string">
            <text:p>feet don't move</text:p>
          </table:table-cell>
          <table:table-cell office:value-type="string">
            <text:p>Foot 1</text:p>
          </table:table-cell>
          <table:table-cell office:value-type="string">
            <text:p>offsets at normal rest position</text:p>
          </table:table-cell>
          <table:table-cell office:value-type="float" office:value="227.5">
            <text:p>227.5</text:p>
          </table:table-cell>
          <table:table-cell office:value-type="float" office:value="88.5">
            <text:p>88.5</text:p>
          </table:table-cell>
          <table:table-cell office:value-type="float" office:value="-117">
            <text:p>-117</text:p>
          </table:table-cell>
          <table:table-cell table:number-columns-repeated="4"/>
          <table:table-cell table:style-name="ce4" table:number-columns-repeated="3"/>
          <table:table-cell table:number-columns-repeated="4"/>
          <table:table-cell table:style-name="ce3"/>
        </table:table-row>
        <table:table-row table:style-name="ro2">
          <table:table-cell/>
          <table:table-cell office:value-type="string">
            <text:p>Foot 2</text:p>
          </table:table-cell>
          <table:table-cell office:value-type="string">
            <text:p>offsets at normal rest position</text:p>
          </table:table-cell>
          <table:table-cell office:value-type="float" office:value="-227.5">
            <text:p>-227.5</text:p>
          </table:table-cell>
          <table:table-cell office:value-type="float" office:value="88.5">
            <text:p>88.5</text:p>
          </table:table-cell>
          <table:table-cell office:value-type="float" office:value="-117">
            <text:p>-117</text:p>
          </table:table-cell>
          <table:table-cell table:number-columns-repeated="4"/>
          <table:table-cell table:style-name="ce4" table:number-columns-repeated="3"/>
          <table:table-cell table:number-columns-repeated="4"/>
          <table:table-cell table:style-name="ce3"/>
        </table:table-row>
        <table:table-row table:style-name="ro2">
          <table:table-cell/>
          <table:table-cell office:value-type="string">
            <text:p>Foot 3</text:p>
          </table:table-cell>
          <table:table-cell office:value-type="string">
            <text:p>offsets at normal rest position</text:p>
          </table:table-cell>
          <table:table-cell office:value-type="float" office:value="227.5">
            <text:p>227.5</text:p>
          </table:table-cell>
          <table:table-cell office:value-type="float" office:value="0">
            <text:p>0</text:p>
          </table:table-cell>
          <table:table-cell office:value-type="float" office:value="-117">
            <text:p>-117</text:p>
          </table:table-cell>
          <table:table-cell table:number-columns-repeated="4"/>
          <table:table-cell table:style-name="ce3" office:value-type="string">
            <text:p>Leg 6</text:p>
          </table:table-cell>
          <table:table-cell table:style-name="ce4"/>
          <table:table-cell table:style-name="ce3" office:value-type="string">
            <text:p>Leg 5</text:p>
          </table:table-cell>
          <table:table-cell table:number-columns-repeated="4"/>
          <table:table-cell table:style-name="ce3"/>
        </table:table-row>
        <table:table-row table:style-name="ro2">
          <table:table-cell/>
          <table:table-cell office:value-type="string">
            <text:p>Foot 4</text:p>
          </table:table-cell>
          <table:table-cell office:value-type="string">
            <text:p>offsets at normal rest position</text:p>
          </table:table-cell>
          <table:table-cell office:value-type="float" office:value="-227.5">
            <text:p>-227.5</text:p>
          </table:table-cell>
          <table:table-cell office:value-type="float" office:value="0">
            <text:p>0</text:p>
          </table:table-cell>
          <table:table-cell office:value-type="float" office:value="-117">
            <text:p>-117</text:p>
          </table:table-cell>
          <table:table-cell table:number-columns-repeated="3"/>
          <table:table-cell table:style-name="ce2" office:value-type="string">
            <text:p>Foot 6</text:p>
          </table:table-cell>
          <table:table-cell table:number-columns-repeated="3"/>
          <table:table-cell table:style-name="ce2" office:value-type="string">
            <text:p>Foot 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oot 5</text:p>
          </table:table-cell>
          <table:table-cell office:value-type="string">
            <text:p>offsets at normal rest position</text:p>
          </table:table-cell>
          <table:table-cell office:value-type="float" office:value="227.5">
            <text:p>227.5</text:p>
          </table:table-cell>
          <table:table-cell office:value-type="float" office:value="-88.5">
            <text:p>-88.5</text:p>
          </table:table-cell>
          <table:table-cell office:value-type="float" office:value="-117">
            <text:p>-117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Foot 6</text:p>
          </table:table-cell>
          <table:table-cell office:value-type="string">
            <text:p>offsets at normal rest position</text:p>
          </table:table-cell>
          <table:table-cell office:value-type="float" office:value="-227.5">
            <text:p>-227.5</text:p>
          </table:table-cell>
          <table:table-cell office:value-type="float" office:value="-88.5">
            <text:p>-88.5</text:p>
          </table:table-cell>
          <table:table-cell office:value-type="float" office:value="-117">
            <text:p>-117</text:p>
          </table:table-cell>
          <table:table-cell table:number-columns-repeated="12"/>
        </table:table-row>
        <table:table-row table:style-name="ro2">
          <table:table-cell table:number-columns-repeated="12"/>
          <table:table-cell office:value-type="string">
            <text:p><text:s/></text:p>
          </table:table-cell>
          <table:table-cell table:number-columns-repeated="5"/>
        </table:table-row>
        <table:table-row table:style-name="ro2">
          <table:table-cell office:value-type="string">
            <text:p>Angles for each leg wrt to origin</text:p>
          </table:table-cell>
          <table:table-cell office:value-type="string">
            <text:p>x(from leg start)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LL</text:p>
          </table:table-cell>
          <table:table-cell office:value-type="string">
            <text:p>HF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F_theta</text:p>
          </table:table-cell>
          <table:table-cell office:value-type="string">
            <text:p>B1</text:p>
          </table:table-cell>
          <table:table-cell office:value-type="string">
            <text:p>T_theta</text:p>
          </table:table-cell>
          <table:table-cell office:value-type="string">
            <text:p>C_theta</text:p>
          </table:table-cell>
          <table:table-cell office:value-type="string">
            <text:p>c_theta(deg)</text:p>
          </table:table-cell>
          <table:table-cell office:value-type="string">
            <text:p>a1(deg)</text:p>
          </table:table-cell>
          <table:table-cell office:value-type="string">
            <text:p>a2(deg</text:p>
          </table:table-cell>
          <table:table-cell office:value-type="string">
            <text:p>b1(deg)</text:p>
          </table:table-cell>
          <table:table-cell/>
          <table:table-cell office:value-type="string">
            <text:p>t_theta(deg)</text:p>
          </table:table-cell>
        </table:table-row>
        <table:table-row table:style-name="ro2">
          <table:table-cell office:value-type="string">
            <text:p>Leg 1</text:p>
          </table:table-cell>
          <table:table-cell table:formula="of:=[.D11]-[.D4]" office:value-type="float" office:value="130">
            <text:p>130</text:p>
          </table:table-cell>
          <table:table-cell table:formula="of:=[.E11]-[.E4]" office:value-type="float" office:value="0">
            <text:p>0</text:p>
          </table:table-cell>
          <table:table-cell table:formula="of:=[.F11]-[.F4]" office:value-type="float" office:value="-92">
            <text:p>-92</text:p>
          </table:table-cell>
          <table:table-cell table:formula="of:=SQRT([.B19]^2+[.C19]^2)" office:value-type="float" office:value="130">
            <text:p>130</text:p>
          </table:table-cell>
          <table:table-cell table:formula="of:=SQRT([.B19]^2+[.D19]^2)" office:value-type="float" office:value="159.260792412948">
            <text:p>159.2607924129</text:p>
          </table:table-cell>
          <table:table-cell table:formula="of:=ATAN(([.E19]-[.$P$7])/[.D19])" office:value-type="float" office:value="-0.71574358966888">
            <text:p>-0.7157435897</text:p>
          </table:table-cell>
          <table:table-cell table:formula="of:=ACOS(([.$P$9]^2-[.$P$8]^2-[.F19]^2)/(-2*[.$P$8]*[.F19]))" office:value-type="float" office:value="0.615869951939527">
            <text:p>0.6158699519</text:p>
          </table:table-cell>
          <table:table-cell table:formula="of:=90-([.N19]+[.O19])" office:value-type="float" office:value="95.7223379265105">
            <text:p>95.7223379265</text:p>
          </table:table-cell>
          <table:table-cell table:formula="of:=ACOS(([.F19]^2-[.$P$9]^2-[.$P$8]^2)/(-2*[.$P$8]*[.$P$9]))" office:value-type="float" office:value="1.5707963267949">
            <text:p>1.5707963268</text:p>
          </table:table-cell>
          <table:table-cell table:formula="of:=90-[.J19]" office:value-type="float" office:value="88.4292036732051">
            <text:p>88.4292036732</text:p>
          </table:table-cell>
          <table:table-cell table:formula="of:=ATAN([.C19]/[.B19])" office:value-type="float" office:value="0">
            <text:p>0</text:p>
          </table:table-cell>
          <table:table-cell table:formula="of:=[.L19]*(180/PI())" office:value-type="float" office:value="0">
            <text:p>0</text:p>
          </table:table-cell>
          <table:table-cell table:formula="of:=[.G19]*(180/PI())" office:value-type="float" office:value="-41.0090869015702">
            <text:p>-41.0090869016</text:p>
          </table:table-cell>
          <table:table-cell table:formula="of:=[.H19]*(180/PI())" office:value-type="float" office:value="35.2867489750597">
            <text:p>35.2867489751</text:p>
          </table:table-cell>
          <table:table-cell table:formula="of:=[.J19]*(180/PI())" office:value-type="float" office:value="90">
            <text:p>90</text:p>
          </table:table-cell>
          <table:table-cell/>
          <table:table-cell table:formula="of:=90-[.P19]" office:value-type="float" office:value="0">
            <text:p>0</text:p>
          </table:table-cell>
        </table:table-row>
        <table:table-row table:style-name="ro2">
          <table:table-cell office:value-type="string">
            <text:p>Leg 2</text:p>
          </table:table-cell>
          <table:table-cell table:formula="of:=[.D12]-[.D5]" office:value-type="float" office:value="-130">
            <text:p>-130</text:p>
          </table:table-cell>
          <table:table-cell table:formula="of:=[.E12]-[.E5]" office:value-type="float" office:value="0">
            <text:p>0</text:p>
          </table:table-cell>
          <table:table-cell table:formula="of:=[.F12]-[.F5]" office:value-type="float" office:value="-92">
            <text:p>-92</text:p>
          </table:table-cell>
          <table:table-cell table:formula="of:=SQRT([.B20]^2+[.C20]^2)" office:value-type="float" office:value="130">
            <text:p>130</text:p>
          </table:table-cell>
          <table:table-cell table:formula="of:=SQRT([.B20]^2+[.D20]^2)" office:value-type="float" office:value="159.260792412948">
            <text:p>159.2607924129</text:p>
          </table:table-cell>
          <table:table-cell table:formula="of:=ATAN(([.E20]-[.$P$7])/[.D20])" office:value-type="float" office:value="-0.71574358966888">
            <text:p>-0.7157435897</text:p>
          </table:table-cell>
          <table:table-cell table:formula="of:=ACOS(([.$P$9]^2-[.$P$8]^2-[.F20]^2)/(-2*[.$P$8]*[.F20]))" office:value-type="float" office:value="0.615869951939527">
            <text:p>0.6158699519</text:p>
          </table:table-cell>
          <table:table-cell table:formula="of:=90-([.N20]+[.O20])" office:value-type="float" office:value="95.7223379265105">
            <text:p>95.7223379265</text:p>
          </table:table-cell>
          <table:table-cell table:formula="of:=ACOS(([.F20]^2-[.$P$9]^2-[.$P$8]^2)/(-2*[.$P$8]*[.$P$9]))" office:value-type="float" office:value="1.5707963267949">
            <text:p>1.5707963268</text:p>
          </table:table-cell>
          <table:table-cell table:formula="of:=90-[.J20]" office:value-type="float" office:value="88.4292036732051">
            <text:p>88.4292036732</text:p>
          </table:table-cell>
          <table:table-cell table:formula="of:=ATAN([.C20]/[.B20])" office:value-type="float" office:value="-0">
            <text:p>0</text:p>
          </table:table-cell>
          <table:table-cell table:formula="of:=[.L20]*(180/PI())" office:value-type="float" office:value="-0">
            <text:p>0</text:p>
          </table:table-cell>
          <table:table-cell table:formula="of:=[.G20]*(180/PI())" office:value-type="float" office:value="-41.0090869015702">
            <text:p>-41.0090869016</text:p>
          </table:table-cell>
          <table:table-cell table:formula="of:=[.H20]*(180/PI())" office:value-type="float" office:value="35.2867489750597">
            <text:p>35.2867489751</text:p>
          </table:table-cell>
          <table:table-cell table:formula="of:=[.J20]*(180/PI())" office:value-type="float" office:value="90">
            <text:p>90</text:p>
          </table:table-cell>
          <table:table-cell/>
          <table:table-cell table:formula="of:=90-[.P20]" office:value-type="float" office:value="0">
            <text:p>0</text:p>
          </table:table-cell>
        </table:table-row>
        <table:table-row table:style-name="ro2">
          <table:table-cell office:value-type="string">
            <text:p>Leg 3</text:p>
          </table:table-cell>
          <table:table-cell table:formula="of:=[.D13]-[.D6]" office:value-type="float" office:value="130">
            <text:p>130</text:p>
          </table:table-cell>
          <table:table-cell table:formula="of:=[.E13]-[.E6]" office:value-type="float" office:value="0">
            <text:p>0</text:p>
          </table:table-cell>
          <table:table-cell table:formula="of:=[.F13]-[.F6]" office:value-type="float" office:value="-92">
            <text:p>-92</text:p>
          </table:table-cell>
          <table:table-cell table:formula="of:=SQRT([.B21]^2+[.C21]^2)" office:value-type="float" office:value="130">
            <text:p>130</text:p>
          </table:table-cell>
          <table:table-cell table:formula="of:=SQRT([.B21]^2+[.D21]^2)" office:value-type="float" office:value="159.260792412948">
            <text:p>159.2607924129</text:p>
          </table:table-cell>
          <table:table-cell table:formula="of:=ATAN(([.E21]-[.$P$7])/[.D21])" office:value-type="float" office:value="-0.71574358966888">
            <text:p>-0.7157435897</text:p>
          </table:table-cell>
          <table:table-cell table:formula="of:=ACOS(([.$P$9]^2-[.$P$8]^2-[.F21]^2)/(-2*[.$P$8]*[.F21]))" office:value-type="float" office:value="0.615869951939527">
            <text:p>0.6158699519</text:p>
          </table:table-cell>
          <table:table-cell table:formula="of:=90-([.N21]+[.O21])" office:value-type="float" office:value="95.7223379265105">
            <text:p>95.7223379265</text:p>
          </table:table-cell>
          <table:table-cell table:formula="of:=ACOS(([.F21]^2-[.$P$9]^2-[.$P$8]^2)/(-2*[.$P$8]*[.$P$9]))" office:value-type="float" office:value="1.5707963267949">
            <text:p>1.5707963268</text:p>
          </table:table-cell>
          <table:table-cell table:formula="of:=90-[.J21]" office:value-type="float" office:value="88.4292036732051">
            <text:p>88.4292036732</text:p>
          </table:table-cell>
          <table:table-cell table:formula="of:=ATAN([.C21]/[.B21])" office:value-type="float" office:value="0">
            <text:p>0</text:p>
          </table:table-cell>
          <table:table-cell table:formula="of:=[.L21]*(180/PI())" office:value-type="float" office:value="0">
            <text:p>0</text:p>
          </table:table-cell>
          <table:table-cell table:formula="of:=[.G21]*(180/PI())" office:value-type="float" office:value="-41.0090869015702">
            <text:p>-41.0090869016</text:p>
          </table:table-cell>
          <table:table-cell table:formula="of:=[.H21]*(180/PI())" office:value-type="float" office:value="35.2867489750597">
            <text:p>35.2867489751</text:p>
          </table:table-cell>
          <table:table-cell table:formula="of:=[.J21]*(180/PI())" office:value-type="float" office:value="90">
            <text:p>90</text:p>
          </table:table-cell>
          <table:table-cell/>
          <table:table-cell table:formula="of:=90-[.P21]" office:value-type="float" office:value="0">
            <text:p>0</text:p>
          </table:table-cell>
        </table:table-row>
        <table:table-row table:style-name="ro2">
          <table:table-cell office:value-type="string">
            <text:p>Leg 4</text:p>
          </table:table-cell>
          <table:table-cell table:formula="of:=[.D14]-[.D7]" office:value-type="float" office:value="-130">
            <text:p>-130</text:p>
          </table:table-cell>
          <table:table-cell table:formula="of:=[.E14]-[.E7]" office:value-type="float" office:value="0">
            <text:p>0</text:p>
          </table:table-cell>
          <table:table-cell table:formula="of:=[.F14]-[.F7]" office:value-type="float" office:value="-92">
            <text:p>-92</text:p>
          </table:table-cell>
          <table:table-cell table:formula="of:=SQRT([.B22]^2+[.C22]^2)" office:value-type="float" office:value="130">
            <text:p>130</text:p>
          </table:table-cell>
          <table:table-cell table:formula="of:=SQRT([.B22]^2+[.D22]^2)" office:value-type="float" office:value="159.260792412948">
            <text:p>159.2607924129</text:p>
          </table:table-cell>
          <table:table-cell table:formula="of:=ATAN(([.E22]-[.$P$7])/[.D22])" office:value-type="float" office:value="-0.71574358966888">
            <text:p>-0.7157435897</text:p>
          </table:table-cell>
          <table:table-cell table:formula="of:=ACOS(([.$P$9]^2-[.$P$8]^2-[.F22]^2)/(-2*[.$P$8]*[.F22]))" office:value-type="float" office:value="0.615869951939527">
            <text:p>0.6158699519</text:p>
          </table:table-cell>
          <table:table-cell table:formula="of:=90-([.N22]+[.O22])" office:value-type="float" office:value="95.7223379265105">
            <text:p>95.7223379265</text:p>
          </table:table-cell>
          <table:table-cell table:formula="of:=ACOS(([.F22]^2-[.$P$9]^2-[.$P$8]^2)/(-2*[.$P$8]*[.$P$9]))" office:value-type="float" office:value="1.5707963267949">
            <text:p>1.5707963268</text:p>
          </table:table-cell>
          <table:table-cell table:formula="of:=90-[.J22]" office:value-type="float" office:value="88.4292036732051">
            <text:p>88.4292036732</text:p>
          </table:table-cell>
          <table:table-cell table:formula="of:=ATAN([.C22]/[.B22])" office:value-type="float" office:value="-0">
            <text:p>0</text:p>
          </table:table-cell>
          <table:table-cell table:formula="of:=[.L22]*(180/PI())" office:value-type="float" office:value="-0">
            <text:p>0</text:p>
          </table:table-cell>
          <table:table-cell table:formula="of:=[.G22]*(180/PI())" office:value-type="float" office:value="-41.0090869015702">
            <text:p>-41.0090869016</text:p>
          </table:table-cell>
          <table:table-cell table:formula="of:=[.H22]*(180/PI())" office:value-type="float" office:value="35.2867489750597">
            <text:p>35.2867489751</text:p>
          </table:table-cell>
          <table:table-cell table:formula="of:=[.J22]*(180/PI())" office:value-type="float" office:value="90">
            <text:p>90</text:p>
          </table:table-cell>
          <table:table-cell/>
          <table:table-cell table:formula="of:=90-[.P22]" office:value-type="float" office:value="0">
            <text:p>0</text:p>
          </table:table-cell>
        </table:table-row>
        <table:table-row table:style-name="ro2">
          <table:table-cell office:value-type="string">
            <text:p>Leg 5</text:p>
          </table:table-cell>
          <table:table-cell table:formula="of:=[.D15]-[.D8]" office:value-type="float" office:value="130">
            <text:p>130</text:p>
          </table:table-cell>
          <table:table-cell table:formula="of:=[.E15]-[.E8]" office:value-type="float" office:value="0">
            <text:p>0</text:p>
          </table:table-cell>
          <table:table-cell table:formula="of:=[.F15]-[.F8]" office:value-type="float" office:value="-92">
            <text:p>-92</text:p>
          </table:table-cell>
          <table:table-cell table:formula="of:=SQRT([.B23]^2+[.C23]^2)" office:value-type="float" office:value="130">
            <text:p>130</text:p>
          </table:table-cell>
          <table:table-cell table:formula="of:=SQRT([.B23]^2+[.D23]^2)" office:value-type="float" office:value="159.260792412948">
            <text:p>159.2607924129</text:p>
          </table:table-cell>
          <table:table-cell table:formula="of:=ATAN(([.E23]-[.$P$7])/[.D23])" office:value-type="float" office:value="-0.71574358966888">
            <text:p>-0.7157435897</text:p>
          </table:table-cell>
          <table:table-cell table:formula="of:=ACOS(([.$P$9]^2-[.$P$8]^2-[.F23]^2)/(-2*[.$P$8]*[.F23]))" office:value-type="float" office:value="0.615869951939527">
            <text:p>0.6158699519</text:p>
          </table:table-cell>
          <table:table-cell table:formula="of:=90-([.N23]+[.O23])" office:value-type="float" office:value="95.7223379265105">
            <text:p>95.7223379265</text:p>
          </table:table-cell>
          <table:table-cell table:formula="of:=ACOS(([.F23]^2-[.$P$9]^2-[.$P$8]^2)/(-2*[.$P$8]*[.$P$9]))" office:value-type="float" office:value="1.5707963267949">
            <text:p>1.5707963268</text:p>
          </table:table-cell>
          <table:table-cell table:formula="of:=90-[.J23]" office:value-type="float" office:value="88.4292036732051">
            <text:p>88.4292036732</text:p>
          </table:table-cell>
          <table:table-cell table:formula="of:=ATAN([.C23]/[.B23])" office:value-type="float" office:value="0">
            <text:p>0</text:p>
          </table:table-cell>
          <table:table-cell table:formula="of:=[.L23]*(180/PI())" office:value-type="float" office:value="0">
            <text:p>0</text:p>
          </table:table-cell>
          <table:table-cell table:formula="of:=[.G23]*(180/PI())" office:value-type="float" office:value="-41.0090869015702">
            <text:p>-41.0090869016</text:p>
          </table:table-cell>
          <table:table-cell table:formula="of:=[.H23]*(180/PI())" office:value-type="float" office:value="35.2867489750597">
            <text:p>35.2867489751</text:p>
          </table:table-cell>
          <table:table-cell table:formula="of:=[.J23]*(180/PI())" office:value-type="float" office:value="90">
            <text:p>90</text:p>
          </table:table-cell>
          <table:table-cell/>
          <table:table-cell table:formula="of:=90-[.P23]" office:value-type="float" office:value="0">
            <text:p>0</text:p>
          </table:table-cell>
        </table:table-row>
        <table:table-row table:style-name="ro2">
          <table:table-cell office:value-type="string">
            <text:p>Leg 6</text:p>
          </table:table-cell>
          <table:table-cell table:formula="of:=[.D16]-[.D9]" office:value-type="float" office:value="-130">
            <text:p>-130</text:p>
          </table:table-cell>
          <table:table-cell table:formula="of:=[.E16]-[.E9]" office:value-type="float" office:value="0">
            <text:p>0</text:p>
          </table:table-cell>
          <table:table-cell table:formula="of:=[.F16]-[.F9]" office:value-type="float" office:value="-92">
            <text:p>-92</text:p>
          </table:table-cell>
          <table:table-cell table:formula="of:=SQRT([.B24]^2+[.C24]^2)" office:value-type="float" office:value="130">
            <text:p>130</text:p>
          </table:table-cell>
          <table:table-cell table:formula="of:=SQRT([.B24]^2+[.D24]^2)" office:value-type="float" office:value="159.260792412948">
            <text:p>159.2607924129</text:p>
          </table:table-cell>
          <table:table-cell table:formula="of:=ATAN(([.E24]-[.$P$7])/[.D24])" office:value-type="float" office:value="-0.71574358966888">
            <text:p>-0.7157435897</text:p>
          </table:table-cell>
          <table:table-cell table:formula="of:=ACOS(([.$P$9]^2-[.$P$8]^2-[.F24]^2)/(-2*[.$P$8]*[.F24]))" office:value-type="float" office:value="0.615869951939527">
            <text:p>0.6158699519</text:p>
          </table:table-cell>
          <table:table-cell table:formula="of:=90-([.N24]+[.O24])" office:value-type="float" office:value="95.7223379265105">
            <text:p>95.7223379265</text:p>
          </table:table-cell>
          <table:table-cell table:formula="of:=ACOS(([.F24]^2-[.$P$9]^2-[.$P$8]^2)/(-2*[.$P$8]*[.$P$9]))" office:value-type="float" office:value="1.5707963267949">
            <text:p>1.5707963268</text:p>
          </table:table-cell>
          <table:table-cell table:formula="of:=90-[.J24]" office:value-type="float" office:value="88.4292036732051">
            <text:p>88.4292036732</text:p>
          </table:table-cell>
          <table:table-cell table:formula="of:=ATAN([.C24]/[.B24])" office:value-type="float" office:value="-0">
            <text:p>0</text:p>
          </table:table-cell>
          <table:table-cell table:formula="of:=[.L24]*(180/PI())" office:value-type="float" office:value="-0">
            <text:p>0</text:p>
          </table:table-cell>
          <table:table-cell table:formula="of:=[.G24]*(180/PI())" office:value-type="float" office:value="-41.0090869015702">
            <text:p>-41.0090869016</text:p>
          </table:table-cell>
          <table:table-cell table:formula="of:=[.H24]*(180/PI())" office:value-type="float" office:value="35.2867489750597">
            <text:p>35.2867489751</text:p>
          </table:table-cell>
          <table:table-cell table:formula="of:=[.J24]*(180/PI())" office:value-type="float" office:value="90">
            <text:p>90</text:p>
          </table:table-cell>
          <table:table-cell/>
          <table:table-cell table:formula="of:=90-[.P24]" office:value-type="float" office:value="0">
            <text:p>0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/>
          <table:table-cell table:style-name="ce1" office:value-type="string">
            <text:p>C_theta</text:p>
          </table:table-cell>
          <table:table-cell table:style-name="ce1" office:value-type="string">
            <text:p>F_theta</text:p>
          </table:table-cell>
          <table:table-cell table:style-name="ce1" office:value-type="string">
            <text:p>T_theta</text:p>
          </table:table-cell>
          <table:table-cell table:number-columns-repeated="14"/>
        </table:table-row>
        <table:table-row table:style-name="ro2">
          <table:table-cell office:value-type="string">
            <text:p>Leg 1</text:p>
          </table:table-cell>
          <table:table-cell table:style-name="ce1" table:formula="of:=[.M19]+150" office:value-type="float" office:value="150">
            <text:p>150.00</text:p>
          </table:table-cell>
          <table:table-cell table:style-name="ce1" table:formula="of:=[.I19]+150" office:value-type="float" office:value="245.72233792651">
            <text:p>245.72</text:p>
          </table:table-cell>
          <table:table-cell table:style-name="ce1" table:formula="of:=150-[.R19]" office:value-type="float" office:value="150">
            <text:p>150.00</text:p>
          </table:table-cell>
          <table:table-cell table:number-columns-repeated="14"/>
        </table:table-row>
        <table:table-row table:style-name="ro2">
          <table:table-cell office:value-type="string">
            <text:p>Leg 2</text:p>
          </table:table-cell>
          <table:table-cell table:style-name="ce1" table:formula="of:=[.M20]+150" office:value-type="float" office:value="150">
            <text:p>150.00</text:p>
          </table:table-cell>
          <table:table-cell table:style-name="ce1" table:formula="of:=[.I20]+150" office:value-type="float" office:value="245.72233792651">
            <text:p>245.72</text:p>
          </table:table-cell>
          <table:table-cell table:style-name="ce1" table:formula="of:=150-[.R20]" office:value-type="float" office:value="150">
            <text:p>150.00</text:p>
          </table:table-cell>
          <table:table-cell table:number-columns-repeated="14"/>
        </table:table-row>
        <table:table-row table:style-name="ro2">
          <table:table-cell office:value-type="string">
            <text:p>Leg 3</text:p>
          </table:table-cell>
          <table:table-cell table:style-name="ce1" table:formula="of:=[.M21]+150" office:value-type="float" office:value="150">
            <text:p>150.00</text:p>
          </table:table-cell>
          <table:table-cell table:style-name="ce1" table:formula="of:=[.I21]+150" office:value-type="float" office:value="245.72233792651">
            <text:p>245.72</text:p>
          </table:table-cell>
          <table:table-cell table:style-name="ce1" table:formula="of:=150-[.R21]" office:value-type="float" office:value="150">
            <text:p>150.00</text:p>
          </table:table-cell>
          <table:table-cell table:number-columns-repeated="14"/>
        </table:table-row>
        <table:table-row table:style-name="ro2">
          <table:table-cell office:value-type="string">
            <text:p>Leg 4</text:p>
          </table:table-cell>
          <table:table-cell table:style-name="ce1" table:formula="of:=[.M22]+150" office:value-type="float" office:value="150">
            <text:p>150.00</text:p>
          </table:table-cell>
          <table:table-cell table:style-name="ce1" table:formula="of:=[.I22]+150" office:value-type="float" office:value="245.72233792651">
            <text:p>245.72</text:p>
          </table:table-cell>
          <table:table-cell table:style-name="ce1" table:formula="of:=150-[.R22]" office:value-type="float" office:value="150">
            <text:p>150.00</text:p>
          </table:table-cell>
          <table:table-cell table:number-columns-repeated="14"/>
        </table:table-row>
        <table:table-row table:style-name="ro2">
          <table:table-cell office:value-type="string">
            <text:p>Leg 5</text:p>
          </table:table-cell>
          <table:table-cell table:style-name="ce1" table:formula="of:=[.M23]+150" office:value-type="float" office:value="150">
            <text:p>150.00</text:p>
          </table:table-cell>
          <table:table-cell table:style-name="ce1" table:formula="of:=[.I23]+150" office:value-type="float" office:value="245.72233792651">
            <text:p>245.72</text:p>
          </table:table-cell>
          <table:table-cell table:style-name="ce1" table:formula="of:=150-[.R23]" office:value-type="float" office:value="150">
            <text:p>150.00</text:p>
          </table:table-cell>
          <table:table-cell table:number-columns-repeated="14"/>
        </table:table-row>
        <table:table-row table:style-name="ro2">
          <table:table-cell office:value-type="string">
            <text:p>Leg 6</text:p>
          </table:table-cell>
          <table:table-cell table:style-name="ce1" table:formula="of:=[.M24]+150" office:value-type="float" office:value="150">
            <text:p>150.00</text:p>
          </table:table-cell>
          <table:table-cell table:style-name="ce1" table:formula="of:=[.I24]+150" office:value-type="float" office:value="245.72233792651">
            <text:p>245.72</text:p>
          </table:table-cell>
          <table:table-cell table:style-name="ce1" table:formula="of:=150-[.R24]" office:value-type="float" office:value="150">
            <text:p>150.00</text:p>
          </table:table-cell>
          <table:table-cell table:number-columns-repeated="1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eth Francis</meta:initial-creator>
    <meta:creation-date>2012-08-13T17:26:37</meta:creation-date>
    <dc:date>2012-08-16T12:20:53</dc:date>
    <dc:creator>Gareth Francis</dc:creator>
    <meta:editing-duration>PT6H57M12S</meta:editing-duration>
    <meta:editing-cycles>13</meta:editing-cycles>
    <meta:generator>LibreOffice/3.5$Linux_X86_64 LibreOffice_project/350m1$Build-3</meta:generator>
    <meta:document-statistic meta:table-count="3" meta:cell-count="256" meta:object-count="0"/>
  </office:meta>
</office:document-meta>
</file>